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gr1" style:family="graphic">
      <style:graphic-properties draw:stroke="none" svg:stroke-color="#ff420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161in" svg:height="2.4264in" svg:x="1.9839in" svg:y="0in">
            <draw:object draw:notify-on-update-of-ranges="Sheet1.A1:Sheet1.B1 Sheet1.A2:Sheet1.B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.3917in" svg:height="2.4228in" svg:x="6.4201in" svg:y="0.0213in">
            <draw:object draw:notify-on-update-of-ranges="Sheet1.A1:Sheet1.B1 Sheet1.A2:Sheet1.B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ingle System</text:p>
          </table:table-cell>
          <table:table-cell office:value-type="string" calcext:value-type="string">
            <text:p>With Failover</text:p>
          </table:table-cell>
          <table:table-cell table:number-columns-repeated="8"/>
        </table:table-row>
        <table:table-row table:style-name="ro2">
          <table:table-cell table:style-name="ce1" office:value-type="time" office:time-value="PT00H01M49.64S" calcext:value-type="time">
            <text:p>01:49.64</text:p>
          </table:table-cell>
          <table:table-cell table:style-name="ce1" office:value-type="time" office:time-value="PT00H00M01.84S" calcext:value-type="time">
            <text:p>00:01.84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 table:number-rows-repeated="7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 table:number-rows-repeated="4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 table:number-columns-spanned="8" table:number-rows-spanned="1">
            <text:p>The graphs above show the DHCP service availability times when the primary server goes offline for a reboot.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office:value-type="string" calcext:value-type="string" table:number-columns-spanned="8" table:number-rows-spanned="1">
            <text:p>Note: the Single System is a best case “reboot” scenario without any power failures, and could take far longer.</text:p>
          </table:table-cell>
          <table:covered-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2-05T15:19:25.628912757</meta:creation-date>
    <dc:date>2013-12-05T15:41:20.080105455</dc:date>
    <dc:creator>david </dc:creator>
    <meta:editing-duration>PT59S</meta:editing-duration>
    <meta:editing-cycles>3</meta:editing-cycles>
    <meta:generator>LibreOffice/4.1.3.2$Linux_X86_64 LibreOffice_project/410$Build-2</meta:generator>
    <meta:document-statistic meta:table-count="1" meta:cell-count="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5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18cm" svg:height="6.164cm" xlink:href=".." xlink:type="simple" chart:class="chart:bar" chart:style-name="ch1">
        <chart:legend chart:legend-position="end" svg:x="9.51cm" svg:y="2.783cm" style:legend-expansion="high" chart:style-name="ch2"/>
        <chart:plot-area chart:style-name="ch3" table:cell-range-address="Sheet1.A1:Sheet1.B2" chart:data-source-has-labels="row" svg:x="0.674cm" svg:y="0.627cm" svg:width="8.388cm" svg:height="4.994cm">
          <chartooo:coordinate-region svg:x="2.248cm" svg:y="0.826cm" svg:width="6.814cm" svg:height="4.148cm"/>
          <chart:axis chart:dimension="x" chart:name="primary-x" chart:style-name="ch4" chartooo:axis-type="auto">
            <chartooo:date-scale/>
            <chart:categories table:cell-range-address="Sheet1.A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B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System</text:p>
                <draw:g>
                  <svg:desc>Sheet1.A1:Sheet1.B1</svg:desc>
                </draw:g>
              </table:table-cell>
              <table:table-cell office:value-type="string">
                <text:p>With Failov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126898148148148">
                <text:p>0.00126898148148148</text:p>
                <draw:g>
                  <svg:desc>Sheet1.A2:Sheet1.B2</svg:desc>
                </draw:g>
              </table:table-cell>
              <table:table-cell office:value-type="float" office:value="0.0000212962962962963">
                <text:p>0.000021296296296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5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6cm" svg:height="6.155cm" xlink:href=".." xlink:type="simple" chart:class="chart:circle" chart:style-name="ch1">
        <chart:legend chart:legend-position="end" svg:x="8.152cm" svg:y="2.529cm" style:legend-expansion="high" chart:style-name="ch2"/>
        <chart:plot-area chart:style-name="ch3" table:cell-range-address="Sheet1.A1:Sheet1.B2" chart:data-source-has-labels="row" svg:x="0.223cm" svg:y="0.504cm" svg:width="7.706cm" svg:height="5.528cm">
          <chartooo:coordinate-region svg:x="1.312cm" svg:y="0.505cm" svg:width="5.527cm" svg:height="5.527cm"/>
          <chart:axis chart:dimension="x" chart:name="primary-x" chart:style-name="ch4" chartooo:axis-type="auto">
            <chartooo:date-scale/>
            <chart:categories table:cell-range-address="Sheet1.A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B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System</text:p>
                <draw:g>
                  <svg:desc>Sheet1.A1:Sheet1.B1</svg:desc>
                </draw:g>
              </table:table-cell>
              <table:table-cell office:value-type="string">
                <text:p>With Failov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126898148148148">
                <text:p>0.00126898148148148</text:p>
                <draw:g>
                  <svg:desc>Sheet1.A2:Sheet1.B2</svg:desc>
                </draw:g>
              </table:table-cell>
              <table:table-cell office:value-type="float" office:value="0.0000212962962962963">
                <text:p>0.0000212962962962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